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officeooo:rsid="0009cbec" officeooo:paragraph-rsid="0009cbec" style:font-size-asian="26.25pt" style:font-size-complex="30pt"/>
    </style:style>
    <style:style style:name="P2" style:family="paragraph" style:parent-style-name="Standard">
      <style:paragraph-properties fo:text-align="start" style:justify-single-word="false"/>
      <style:text-properties fo:font-size="15pt" officeooo:rsid="000e50cb" officeooo:paragraph-rsid="000e50cb" style:font-size-asian="13.1000003814697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officeooo:rsid="00132328" officeooo:paragraph-rsid="00132328" style:font-size-asian="13.1000003814697pt" style:font-size-complex="15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officeooo:rsid="0009cbec" officeooo:paragraph-rsid="0009cbec" style:font-size-asian="13.1000003814697pt" style:font-size-complex="15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officeooo:rsid="000bb3f6" officeooo:paragraph-rsid="000bb3f6" style:font-size-asian="13.1000003814697pt" style:font-size-complex="15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officeooo:rsid="0013ed87" officeooo:paragraph-rsid="0013ed87" style:font-size-asian="13.1000003814697pt" style:font-size-complex="15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officeooo:rsid="000d3f1a" officeooo:paragraph-rsid="000d3f1a" style:font-size-asian="13.1000003814697pt" style:font-size-complex="15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officeooo:rsid="00104c68" officeooo:paragraph-rsid="00104c68" style:font-size-asian="13.1000003814697pt" style:font-size-complex="15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officeooo:rsid="00117287" officeooo:paragraph-rsid="00117287" style:font-size-asian="13.1000003814697pt" style:font-size-complex="15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officeooo:rsid="000e50cb" officeooo:paragraph-rsid="000e50cb" style:font-size-asian="13.1000003814697pt" style:font-size-complex="15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officeooo:rsid="0015c7a5" officeooo:paragraph-rsid="0015c7a5" style:font-size-asian="13.1000003814697pt" style:font-size-complex="15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officeooo:rsid="001980b1" officeooo:paragraph-rsid="001980b1" style:font-size-asian="13.1000003814697pt" style:font-size-complex="15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5pt" officeooo:rsid="001a0bc5" officeooo:paragraph-rsid="001a0bc5" style:font-size-asian="13.1000003814697pt" style:font-size-complex="15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5pt" officeooo:rsid="001abdca" officeooo:paragraph-rsid="001abdca" style:font-size-asian="13.1000003814697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ебования к проекту</text:p>
      <text:list xml:id="list5955783743274017237" text:style-name="L1">
        <text:list-item>
          <text:p text:style-name="P3">Общие: (Ubuntu)</text:p>
          <text:list>
            <text:list-item>
              <text:p text:style-name="P3">Создание специального пользователя</text:p>
            </text:list-item>
            <text:list-item>
              <text:p text:style-name="P3">видимость портов</text:p>
            </text:list-item>
          </text:list>
        </text:list-item>
        <text:list-item>
          <text:p text:style-name="P4">Софт:</text:p>
          <text:list>
            <text:list-item>
              <text:p text:style-name="P4">Nginx</text:p>
            </text:list-item>
            <text:list-item>
              <text:p text:style-name="P4">NodeJS</text:p>
            </text:list-item>
            <text:list-item>
              <text:p text:style-name="P4">NPM</text:p>
            </text:list-item>
          </text:list>
        </text:list-item>
        <text:list-item>
          <text:p text:style-name="P5">Общие пути:</text:p>
          <text:list>
            <text:list-item>
              <text:p text:style-name="P5">Logs: /var/log/</text:p>
            </text:list-item>
            <text:list-item>
              <text:p text:style-name="P6">Configs:</text:p>
              <text:list>
                <text:list-item>
                  <text:p text:style-name="P7">app configs:</text:p>
                </text:list-item>
                <text:list-item>
                  <text:p text:style-name="P7">nginx configs</text:p>
                </text:list-item>
                <text:list-item>
                  <text:p text:style-name="P7">pm2 configs –</text:p>
                </text:list-item>
                <text:list-item>
                  <text:p text:style-name="P8">game configs</text:p>
                </text:list-item>
              </text:list>
            </text:list-item>
            <text:list-item>
              <text:p text:style-name="P9">backups:</text:p>
              <text:list>
                <text:list-item>
                  <text:p text:style-name="P9">regular</text:p>
                </text:list-item>
                <text:list-item>
                  <text:p text:style-name="P9">onDemand</text:p>
                </text:list-item>
              </text:list>
            </text:list-item>
          </text:list>
        </text:list-item>
        <text:list-item>
          <text:p text:style-name="P7">Создаваемые папки:</text:p>
          <text:list>
            <text:list-item>
              <text:p text:style-name="P10">Logs</text:p>
              <text:list>
                <text:list-item>
                  <text:p text:style-name="P10">Users</text:p>
                </text:list-item>
                <text:list-item>
                  <text:p text:style-name="P10">Tournaments</text:p>
                </text:list-item>
                <text:list-item>
                  <text:p text:style-name="P10">Games</text:p>
                </text:list-item>
                <text:list-item>
                  <text:p text:style-name="P10">Errors </text:p>
                </text:list-item>
                <text:list-item>
                  <text:p text:style-name="P10">│   ├── Games </text:p>
                </text:list-item>
                <text:list-item>
                  <text:p text:style-name="P10">│   ├── Output </text:p>
                </text:list-item>
                <text:list-item>
                  <text:p text:style-name="P10">│   ├── Tournaments </text:p>
                </text:list-item>
                <text:list-item>
                  <text:p text:style-name="P10">│   └── Users </text:p>
                </text:list-item>
              </text:list>
            </text:list-item>
          </text:list>
        </text:list-item>
      </text:list>
      <text:p text:style-name="P2"/>
      <text:p text:style-name="P2"/>
      <text:list xml:id="list132505859692289" text:continue-numbering="true" text:style-name="L1">
        <text:list-item>
          <text:p text:style-name="P11">Общая файловая структура:</text:p>
        </text:list-item>
        <text:list-item>
          <text:p text:style-name="P12">Общие правила:</text:p>
          <text:list>
            <text:list-item>
              <text:p text:style-name="P12">Добавление новой игры</text:p>
              <text:list>
                <text:list-item>
                  <text:p text:style-name="P12">Servers--&gt; add new server</text:p>
                </text:list-item>
                <text:list-item>
                  <text:p text:style-name="P12">Set port of the game</text:p>
                </text:list-item>
                <text:list-item>
                  <text:p text:style-name="P12">requestSender …. add new port</text:p>
                </text:list-item>
                <text:list-item>
                  <text:p text:style-name="P12">add new game to DB</text:p>
                </text:list-item>
                <text:list-item>
                  <text:p text:style-name="P12">add this game to AddTournament</text:p>
                </text:list-item>
                <text:list-item>
                  <text:p text:style-name="P13">GameFrontendAddress...</text:p>
                </text:list-item>
                <text:list-item>
                  <text:p text:style-name="P13">add new record to : TournamentServer.getPortAndHostOfGame</text:p>
                </text:list-item>
                <text:list-item>
                  <text:p text:style-name="P14">add game to GetTournaments template (different colours for <text:soft-page-break/>different games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4:33:57.697766577</meta:creation-date>
    <dc:date>2015-11-13T13:25:03.899340230</dc:date>
    <meta:editing-duration>PT5H32M38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39" meta:word-count="137" meta:character-count="736" meta:non-whitespace-character-count="663"/>
  </office:meta>
</office:document-meta>
</file>